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noto sans" svg:font-family="'noto sans', 'helvetica neue', helvetica, arial, sans-serif"/>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font-style="italic" officeooo:rsid="0013b35d" officeooo:paragraph-rsid="001867df" style:font-style-asian="italic" style:font-style-complex="italic"/>
    </style:style>
    <style:style style:name="P3" style:family="paragraph" style:parent-style-name="Header">
      <style:text-properties fo:font-style="italic" officeooo:rsid="0020c4ef" officeooo:paragraph-rsid="0020c4ef" style:font-style-asian="italic" style:font-style-complex="italic"/>
    </style:style>
    <style:style style:name="P4" style:family="paragraph" style:parent-style-name="Standard">
      <style:paragraph-properties fo:break-before="page"/>
      <style:text-properties officeooo:rsid="00150b9f" officeooo:paragraph-rsid="00150b9f"/>
    </style:style>
    <style:style style:name="P5" style:family="paragraph" style:parent-style-name="Standard">
      <style:text-properties officeooo:rsid="00150b9f" officeooo:paragraph-rsid="00150b9f"/>
    </style:style>
    <style:style style:name="P6" style:family="paragraph" style:parent-style-name="Text_20_body">
      <style:paragraph-properties fo:padding="0.049cm" fo:border="0.06pt solid #d9d9e3"/>
    </style:style>
    <style:style style:name="P7" style:family="paragraph" style:parent-style-name="Text_20_body">
      <style:text-properties officeooo:rsid="00150b9f" officeooo:paragraph-rsid="00150b9f"/>
    </style:style>
    <style:style style:name="P8" style:family="paragraph" style:parent-style-name="Text_20_body">
      <style:paragraph-properties fo:padding="0.049cm" fo:border="0.06pt solid #d9d9e3"/>
      <style:text-properties officeooo:rsid="00150b9f"/>
    </style:style>
    <style:style style:name="T1" style:family="text">
      <style:text-properties loext:padding="0.049cm" loext:border="0.06pt solid #d9d9e3"/>
    </style:style>
    <style:style style:name="T2" style:family="text">
      <style:text-properties officeooo:rsid="00151414"/>
    </style:style>
    <style:style style:name="T3" style:family="text">
      <style:text-properties officeooo:rsid="0016f151"/>
    </style:style>
    <style:style style:name="T4" style:family="text">
      <style:text-properties officeooo:rsid="0019d0b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Strong_20_Emphasis"><text:span text:style-name="T1">Pregunta 1:</text:span></text:span> ¿Qué es la "prioridad de ejecución" de un proceso y cómo se mide en Linux?</text:p>
      <text:p text:style-name="P6"><text:span text:style-name="Strong_20_Emphasis"><text:span text:style-name="T1">Respuesta 1:</text:span></text:span> La prioridad de ejecución es la prioridad relativa de un proceso en relación con otros procesos en el sistema. En Linux, se mide mediante valores numéricos, donde un valor más bajo indica una mayor prioridad.</text:p>
      <text:p text:style-name="Horizontal_20_Line"/>
      <text:p text:style-name="P6"><text:span text:style-name="Strong_20_Emphasis"><text:span text:style-name="T1">Pregunta 2:</text:span></text:span> ¿Cuál es el rango de valores típico para la prioridad de ejecución en Linux?</text:p>
      <text:p text:style-name="P6"><text:span text:style-name="Strong_20_Emphasis"><text:span text:style-name="T1">Respuesta 2:</text:span></text:span> El rango de valores típico para la prioridad de ejecución en Linux es de -20 (mayor prioridad) a +19 (menor prioridad).</text:p>
      <text:p text:style-name="Horizontal_20_Line"/>
      <text:p text:style-name="P6"><text:span text:style-name="Strong_20_Emphasis"><text:span text:style-name="T1">Pregunta 3:</text:span></text:span> ¿Cuál es el comando para ver la prioridad de ejecución de los procesos en la línea de comandos?</text:p>
      <text:p text:style-name="P6"><text:span text:style-name="Strong_20_Emphasis"><text:span text:style-name="T1">Respuesta 3:</text:span></text:span> El comando para ver la prioridad de ejecución de los procesos es <text:span text:style-name="Source_20_Text"><text:span text:style-name="T1">ps -o nice</text:span></text:span>.</text:p>
      <text:p text:style-name="Horizontal_20_Line"/>
      <text:p text:style-name="P6"><text:span text:style-name="Strong_20_Emphasis"><text:span text:style-name="T1">Pregunta 4:</text:span></text:span> ¿Cuál es el propósito del comando <text:span text:style-name="Source_20_Text"><text:span text:style-name="T1">nice</text:span></text:span> en la línea de comandos?</text:p>
      <text:p text:style-name="P6"><text:span text:style-name="Strong_20_Emphasis"><text:span text:style-name="T1">Respuesta 4:</text:span></text:span> El propósito de <text:span text:style-name="Source_20_Text"><text:span text:style-name="T1">nice</text:span></text:span> es cambiar la prioridad de ejecución de un proceso al iniciarlo.</text:p>
      <text:p text:style-name="Horizontal_20_Line"/>
      <text:p text:style-name="P6"><text:span text:style-name="Strong_20_Emphasis"><text:span text:style-name="T1">Pregunta 5:</text:span></text:span> ¿Cuál es el valor de prioridad predeterminado para un proceso en Linux?</text:p>
      <text:p text:style-name="P6"><text:span text:style-name="Strong_20_Emphasis"><text:span text:style-name="T1">Respuesta 5:</text:span></text:span> El valor de prioridad predeterminado para un proceso en Linux es 0.</text:p>
      <text:p text:style-name="Horizontal_20_Line"/>
      <text:p text:style-name="P6"><text:span text:style-name="Strong_20_Emphasis"><text:span text:style-name="T1">Pregunta 6:</text:span></text:span> ¿Cuál es el comando para iniciar un proceso con una prioridad negativa en la línea de comandos?</text:p>
      <text:p text:style-name="P6"><text:span text:style-name="Strong_20_Emphasis"><text:span text:style-name="T1">Respuesta 6:</text:span></text:span> El comando para iniciar un proceso con una prioridad negativa es <text:span text:style-name="Source_20_Text"><text:span text:style-name="T1">nice -n</text:span></text:span>.</text:p>
      <text:p text:style-name="Horizontal_20_Line"/>
      <text:p text:style-name="P6"><text:span text:style-name="Strong_20_Emphasis"><text:span text:style-name="T1">Pregunta 7:</text:span></text:span> ¿Cuál es el comando para cambiar la prioridad de ejecución de un proceso en ejecución en la línea de comandos?</text:p>
      <text:p text:style-name="P6"><text:span text:style-name="Strong_20_Emphasis"><text:span text:style-name="T1">Respuesta 7:</text:span></text:span> El comando para cambiar la prioridad de ejecución de un proceso en ejecución es <text:span text:style-name="Source_20_Text"><text:span text:style-name="T1">renice</text:span></text:span>.</text:p>
      <text:p text:style-name="Horizontal_20_Line"/>
      <text:p text:style-name="P6"><text:soft-page-break/><text:span text:style-name="Strong_20_Emphasis"><text:span text:style-name="T1">Pregunta 8:</text:span></text:span> ¿Cuál es el propósito de la opción <text:span text:style-name="Source_20_Text"><text:span text:style-name="T1">-n</text:span></text:span> en el comando <text:span text:style-name="Source_20_Text"><text:span text:style-name="T1">nice</text:span></text:span> en la línea de comandos?</text:p>
      <text:p text:style-name="P6"><text:span text:style-name="Strong_20_Emphasis"><text:span text:style-name="T1">Respuesta 8:</text:span></text:span> La opción <text:span text:style-name="Source_20_Text"><text:span text:style-name="T1">-n</text:span></text:span> se utiliza para especificar la nueva prioridad de ejecución al usar el comando <text:span text:style-name="Source_20_Text"><text:span text:style-name="T1">nice</text:span></text:span>.</text:p>
      <text:p text:style-name="Horizontal_20_Line"/>
      <text:p text:style-name="P6"><text:span text:style-name="Strong_20_Emphasis"><text:span text:style-name="T1">Pregunta 9:</text:span></text:span> ¿Cuál es el comando para ajustar la prioridad de ejecución de un proceso en ejecución en la línea de comandos?</text:p>
      <text:p text:style-name="P6"><text:span text:style-name="Strong_20_Emphasis"><text:span text:style-name="T1">Respuesta 9:</text:span></text:span> El comando para ajustar la prioridad de ejecución es <text:span text:style-name="Source_20_Text"><text:span text:style-name="T1">renice</text:span></text:span>.</text:p>
      <text:p text:style-name="Horizontal_20_Line"/>
      <text:p text:style-name="P6"><text:span text:style-name="Strong_20_Emphasis"><text:span text:style-name="T1">Pregunta 10:</text:span></text:span> ¿Cuál es el propósito de la opción <text:span text:style-name="Source_20_Text"><text:span text:style-name="T1">-p</text:span></text:span> en el comando <text:span text:style-name="Source_20_Text"><text:span text:style-name="T1">renice</text:span></text:span> en la línea de comandos?</text:p>
      <text:p text:style-name="P6"><text:span text:style-name="Strong_20_Emphasis"><text:span text:style-name="T1">Respuesta 10:</text:span></text:span> La opción <text:span text:style-name="Source_20_Text"><text:span text:style-name="T1">-p</text:span></text:span> se utiliza para especificar el PID (identificador de proceso) del proceso al que se le cambiará la prioridad.</text:p>
      <text:p text:style-name="Horizontal_20_Line"/>
      <text:p text:style-name="P6"><text:span text:style-name="Strong_20_Emphasis"><text:span text:style-name="T1">Pregunta 11:</text:span></text:span> ¿Cuál es el propósito de la opción <text:span text:style-name="Source_20_Text"><text:span text:style-name="T1">-n</text:span></text:span> en el comando <text:span text:style-name="Source_20_Text"><text:span text:style-name="T1">renice</text:span></text:span> en la línea de comandos?</text:p>
      <text:p text:style-name="P6"><text:span text:style-name="Strong_20_Emphasis"><text:span text:style-name="T1">Respuesta 11:</text:span></text:span> La opción <text:span text:style-name="Source_20_Text"><text:span text:style-name="T1">-n</text:span></text:span> se utiliza para especificar la nueva prioridad de ejecución al usar el comando <text:span text:style-name="Source_20_Text"><text:span text:style-name="T1">renice</text:span></text:span>.</text:p>
      <text:p text:style-name="Horizontal_20_Line"/>
      <text:p text:style-name="P6"><text:span text:style-name="Strong_20_Emphasis"><text:span text:style-name="T1">Pregunta 12:</text:span></text:span> ¿Cuál es el propósito del comando <text:span text:style-name="Source_20_Text"><text:span text:style-name="T1">top</text:span></text:span> en relación con la prioridad de ejecución de los procesos?</text:p>
      <text:p text:style-name="P6"><text:span text:style-name="Strong_20_Emphasis"><text:span text:style-name="T1">Respuesta 12:</text:span></text:span> El comando <text:span text:style-name="Source_20_Text"><text:span text:style-name="T1">top</text:span></text:span> muestra una lista de procesos en ejecución y permite cambiar la prioridad de ejecución de un proceso interactivamente.</text:p>
      <text:p text:style-name="Horizontal_20_Line"/>
      <text:p text:style-name="P6"><text:span text:style-name="Strong_20_Emphasis"><text:span text:style-name="T1">Pregunta 13:</text:span></text:span> ¿Cuál es el propósito de la opción <text:span text:style-name="Source_20_Text"><text:span text:style-name="T1">-o</text:span></text:span> en el comando <text:span text:style-name="Source_20_Text"><text:span text:style-name="T1">ps</text:span></text:span> en la línea de comandos?</text:p>
      <text:p text:style-name="P6"><text:span text:style-name="Strong_20_Emphasis"><text:span text:style-name="T1">Respuesta 13:</text:span></text:span> La opción <text:span text:style-name="Source_20_Text"><text:span text:style-name="T1">-o</text:span></text:span> se utiliza para especificar los campos que se mostrarán en la salida de <text:span text:style-name="Source_20_Text"><text:span text:style-name="T1">ps</text:span></text:span>.</text:p>
      <text:p text:style-name="Horizontal_20_Line"/>
      <text:p text:style-name="P6"><text:soft-page-break/><text:span text:style-name="Strong_20_Emphasis"><text:span text:style-name="T1">Pregunta 14:</text:span></text:span> ¿Cuál es el comando para mostrar la lista de procesos en ejecución en orden de prioridad en la línea de comandos?</text:p>
      <text:p text:style-name="P6"><text:span text:style-name="Strong_20_Emphasis"><text:span text:style-name="T1">Respuesta 14:</text:span></text:span> El comando para mostrar la lista de procesos en orden de prioridad es <text:span text:style-name="Source_20_Text"><text:span text:style-name="T1">ps --sort=-nice</text:span></text:span>.</text:p>
      <text:p text:style-name="Horizontal_20_Line"/>
      <text:p text:style-name="P6"><text:span text:style-name="Strong_20_Emphasis"><text:span text:style-name="T1">Pregunta 15:</text:span></text:span> ¿Cuál es el propósito de la opción <text:span text:style-name="Source_20_Text"><text:span text:style-name="T1">-l</text:span></text:span> en el comando <text:span text:style-name="Source_20_Text"><text:span text:style-name="T1">nice</text:span></text:span> en la línea de comandos?</text:p>
      <text:p text:style-name="P6"><text:span text:style-name="Strong_20_Emphasis"><text:span text:style-name="T1">Respuesta 15:</text:span></text:span> La opción <text:span text:style-name="Source_20_Text"><text:span text:style-name="T1">-l</text:span></text:span> se utiliza para mostrar la lista de prioridades disponibles.</text:p>
      <text:p text:style-name="Horizontal_20_Line"/>
      <text:p text:style-name="P6"><text:span text:style-name="Strong_20_Emphasis"><text:span text:style-name="T1">Pregunta 16:</text:span></text:span> ¿Qué efecto tiene una prioridad negativa en la ejecución de un proceso en Linux?</text:p>
      <text:p text:style-name="P6"><text:span text:style-name="Strong_20_Emphasis"><text:span text:style-name="T1">Respuesta 16:</text:span></text:span> Una prioridad negativa otorga al proceso una mayor prioridad de ejecución, lo que significa que se ejecutará antes que otros procesos.</text:p>
      <text:p text:style-name="Horizontal_20_Line"/>
      <text:p text:style-name="P6"><text:span text:style-name="Strong_20_Emphasis"><text:span text:style-name="T1">Pregunta 17:</text:span></text:span> ¿Cuál es el comando para ver la prioridad de ejecución de un proceso específico en la línea de comandos?</text:p>
      <text:p text:style-name="P6"><text:span text:style-name="Strong_20_Emphasis"><text:span text:style-name="T1">Respuesta 17:</text:span></text:span> El comando para ver la prioridad de ejecución de un proceso específico es <text:span text:style-name="Source_20_Text"><text:span text:style-name="T1">ps -o nice -p PID</text:span></text:span>.</text:p>
      <text:p text:style-name="Horizontal_20_Line"/>
      <text:p text:style-name="P6"><text:span text:style-name="Strong_20_Emphasis"><text:span text:style-name="T1">Pregunta 18:</text:span></text:span> ¿Cuál es el propósito del comando <text:span text:style-name="Source_20_Text"><text:span text:style-name="T1">ionice</text:span></text:span> en la línea de comandos?</text:p>
      <text:p text:style-name="P6"><text:span text:style-name="Strong_20_Emphasis"><text:span text:style-name="T1">Respuesta 18:</text:span></text:span> El propósito de <text:span text:style-name="Source_20_Text"><text:span text:style-name="T1">ionice</text:span></text:span> es establecer la prioridad de E/S (entrada/salida) de un proceso.</text:p>
      <text:p text:style-name="Horizontal_20_Line"/>
      <text:p text:style-name="P6"><text:span text:style-name="Strong_20_Emphasis"><text:span text:style-name="T1">Pregunta 19:</text:span></text:span> ¿Cuál es el propósito de la opción <text:span text:style-name="Source_20_Text"><text:span text:style-name="T1">-c</text:span></text:span> en el comando <text:span text:style-name="Source_20_Text"><text:span text:style-name="T1">renice</text:span></text:span> en la línea de comandos?</text:p>
      <text:p text:style-name="P6"><text:span text:style-name="Strong_20_Emphasis"><text:span text:style-name="T1">Respuesta 19:</text:span></text:span> La opción <text:span text:style-name="Source_20_Text"><text:span text:style-name="T1">-c</text:span></text:span> se utiliza para especificar la nueva clase de planificación de un proceso al usar el comando <text:span text:style-name="Source_20_Text"><text:span text:style-name="T1">renice</text:span></text:span>.</text:p>
      <text:p text:style-name="Horizontal_20_Line"/>
      <text:p text:style-name="P6"><text:span text:style-name="Strong_20_Emphasis"><text:span text:style-name="T1">Pregunta 20:</text:span></text:span> ¿Qué es la "clase de planificación" en el contexto de la prioridad de ejecución de un proceso?</text:p>
      <text:p text:style-name="P6"><text:soft-page-break/><text:span text:style-name="Strong_20_Emphasis"><text:span text:style-name="T1">Respuesta 20:</text:span></text:span> La clase de planificación es un atributo que define la política de planificación de un proceso. En Linux, las clases de planificación incluyen <text:span text:style-name="Source_20_Text"><text:span text:style-name="T1">SCHED_OTHER</text:span></text:span>, <text:span text:style-name="Source_20_Text"><text:span text:style-name="T1">SCHED_FIFO</text:span></text:span> y <text:span text:style-name="Source_20_Text"><text:span text:style-name="T1">SCHED_RR</text:span></text:span>.</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noto sans" svg:font-family="'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20c4ef" officeooo:paragraph-rsid="0020c4ef"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draw:frame draw:style-name="Mfr1" draw:name="Imagen2" text:anchor-type="char" svg:x="11.88cm" svg:y="-0.66cm" svg:width="5.054cm" svg:height="1.207cm" draw:z-index="3"><draw:image xlink:href="Pictures/10000001000001360000004A30263C5DB1AE7E44.png" xlink:type="simple" xlink:show="embed" xlink:actuate="onLoad" draw:mime-type="image/png"/></draw:frame>Comandos GNU/linux</text:p>
        <text:p text:style-name="MP2">Modificar la prioridad de ejecución de los procesos</text:p>
      </style:header>
      <style:footer>
        <text:p text:style-name="MP3"><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5T22:04:22.727368427</dc:date>
    <meta:editing-duration>PT1H59M34S</meta:editing-duration>
    <meta:editing-cycles>22</meta:editing-cycles>
    <meta:generator>LibreOffice/7.4.1.2$Linux_X86_64 LibreOffice_project/3c58a8f3a960df8bc8fd77b461821e42c061c5f0</meta:generator>
    <meta:document-statistic meta:table-count="0" meta:image-count="1" meta:object-count="0" meta:page-count="4" meta:paragraph-count="43" meta:word-count="778" meta:character-count="4406" meta:non-whitespace-character-count="3672"/>
  </office:meta>
</office:document-meta>
</file>